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c6a6" officeooo:paragraph-rsid="0006c6a6"/>
    </style:style>
    <style:style style:name="P2" style:family="paragraph" style:parent-style-name="Standard">
      <style:text-properties officeooo:rsid="0006c6a6" officeooo:paragraph-rsid="000760ad"/>
    </style:style>
    <style:style style:name="P3" style:family="paragraph" style:parent-style-name="Standard">
      <style:text-properties style:text-position="0% 100%" fo:font-style="normal" officeooo:rsid="000760ad" officeooo:paragraph-rsid="000760ad" style:font-style-asian="normal" style:font-style-complex="normal"/>
    </style:style>
    <style:style style:name="P4" style:family="paragraph" style:parent-style-name="Standard">
      <style:text-properties officeooo:rsid="0006c6a6" officeooo:paragraph-rsid="000760ad"/>
    </style:style>
    <style:style style:name="P5" style:family="paragraph" style:parent-style-name="Standard">
      <style:text-properties officeooo:rsid="0009a46c" officeooo:paragraph-rsid="0009a46c"/>
    </style:style>
    <style:style style:name="T1" style:family="text">
      <style:text-properties officeooo:rsid="000760ad"/>
    </style:style>
    <style:style style:name="T2" style:family="text">
      <style:text-properties fo:font-style="italic" officeooo:rsid="000760ad" style:font-style-asian="italic" style:font-style-complex="italic"/>
    </style:style>
    <style:style style:name="T3" style:family="text">
      <style:text-properties fo:font-style="normal" officeooo:rsid="000760ad" style:font-style-asian="normal" style:font-style-complex="normal"/>
    </style:style>
    <style:style style:name="T4" style:family="text">
      <style:text-properties style:text-position="sub 58%" fo:font-style="italic" officeooo:rsid="000760ad" style:font-style-asian="italic" style:font-style-complex="italic"/>
    </style:style>
    <style:style style:name="T5" style:family="text">
      <style:text-properties style:text-position="sub 58%" fo:font-style="normal" officeooo:rsid="0009a46c" style:font-style-asian="normal" style:font-style-complex="normal"/>
    </style:style>
    <style:style style:name="T6" style:family="text">
      <style:text-properties style:text-position="0% 100%" fo:font-style="normal" style:font-style-asian="normal" style:font-style-complex="normal"/>
    </style:style>
    <style:style style:name="T7" style:family="text">
      <style:text-properties style:text-position="0% 100%" fo:font-style="normal" officeooo:rsid="000760ad" style:font-style-asian="normal" style:font-style-complex="normal"/>
    </style:style>
    <style:style style:name="T8" style:family="text">
      <style:text-properties style:text-position="0% 100%" fo:font-style="normal" officeooo:rsid="00096023" style:font-style-asian="normal" style:font-style-complex="normal"/>
    </style:style>
    <style:style style:name="T9" style:family="text">
      <style:text-properties style:text-position="0% 100%" fo:font-style="normal" officeooo:rsid="0009a46c" style:font-style-asian="normal" style:font-style-complex="normal"/>
    </style:style>
    <style:style style:name="T10" style:family="text">
      <style:text-properties style:text-position="0% 100%" fo:font-style="italic" officeooo:rsid="000760ad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</text:p>
      <text:p text:style-name="P1"/>
      <text:p text:style-name="P1">In this computation lab, we familiarised ourself with some basic programming in python and utilised these skills to solve the mathematical problem of finding roots of a function (using 2 methods). We then used this on a more direct physical problem, showing that knowledge in programming can be applied to solving real life problems. <text:span text:style-name="T1">We found these methods to be successful although it is important to note that these methods have their limitations.</text:span></text:p>
      <text:p text:style-name="P1"/>
      <text:p text:style-name="P1">Introduction</text:p>
      <text:p text:style-name="P2">In particular, in this lab we used 2 methods of finding the roots of a function. The first method, called the bisection method starts off by choosing one value of <text:span text:style-name="T2">x</text:span><text:span text:style-name="T4">1</text:span><text:span text:style-name="T3"> for which </text:span><text:span text:style-name="T2">f(x</text:span><text:span text:style-name="T4">1</text:span><text:span text:style-name="T2">) </text:span><text:span text:style-name="T3">is less than zero, and one for </text:span><text:span text:style-name="T10">x</text:span><text:span text:style-name="T4">3</text:span><text:span text:style-name="T10"> </text:span><text:span text:style-name="T7">for which</text:span><text:span text:style-name="T3"> </text:span><text:span text:style-name="T2">f(x</text:span><text:span text:style-name="T4">3</text:span><text:span text:style-name="T2">)</text:span><text:span text:style-name="T3"> is greater than 0. The average of the two </text:span><text:span text:style-name="T2">x </text:span><text:span text:style-name="T3"><text:s/>values is taken as a guess for the root. If </text:span><text:span text:style-name="T2">f(x)</text:span><text:span text:style-name="T3"> of this value is greater than zero, then the average of </text:span><text:span text:style-name="T2">x</text:span><text:span text:style-name="T4">1 <text:s/></text:span><text:span text:style-name="T7">and the first estimate is taken. Otherwise the average is taken with </text:span><text:span text:style-name="T10">x</text:span><text:span text:style-name="T4">3</text:span><text:span text:style-name="T7">.. This is repeated over and over again until our estimate for the root becomes very good. </text:span></text:p>
      <text:p text:style-name="P3"/>
      <text:p text:style-name="P2"><text:span text:style-name="T7">The second method for finding the roots is called </text:span><text:span text:style-name="T8">the </text:span><text:span text:style-name="T7">Newton-</text:span><text:span text:style-name="T8">Raphson</text:span><text:span text:style-name="T7"> Method </text:span><text:span text:style-name="T9">(or Newton’s Method)</text:span><text:span text:style-name="T7">.</text:span><text:span text:style-name="T10"> </text:span><text:span text:style-name="T9">It is based on the Taylor series expansion but it can be explained more interestingly and intuitively graphically. Taking a guess for the root x</text:span><text:span text:style-name="T5">1</text:span><text:span text:style-name="T9">, we draw the tangent (equivalent to derivative) of the curve at (x</text:span><text:span text:style-name="T5">1</text:span><text:span text:style-name="T9">, f(x</text:span><text:span text:style-name="T5">1</text:span><text:span text:style-name="T9">)). The point at which this line crosses the x-axis becomes our new (generally) closer approximation of the root of the function.</text:span></text:p>
      <text:p text:style-name="P2"><text:span text:style-name="T9"/></text:p>
      <text:p text:style-name="P5"><text:span text:style-name="T6">The formula that we use can be derived from this explanation:</text:span></text:p>
      <text:p text:style-name="P5"><text:span text:style-name="T6"><text:tab/><text:tab/><text:tab/><text:tab/></text:span></text:p>
      <text:p text:style-name="P2"><text:span text:style-name="T9"/></text:p>
      <text:p text:style-name="P2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1:13:49.457108586</meta:creation-date>
    <dc:date>2016-10-21T16:41:44.766895853</dc:date>
    <meta:editing-duration>PT48M2S</meta:editing-duration>
    <meta:editing-cycles>2</meta:editing-cycles>
    <meta:generator>LibreOffice/5.1.5.2$Linux_X86_64 LibreOffice_project/10m0$Build-2</meta:generator>
    <meta:document-statistic meta:table-count="0" meta:image-count="0" meta:object-count="0" meta:page-count="1" meta:paragraph-count="7" meta:word-count="267" meta:character-count="1528" meta:non-whitespace-character-count="1260"/>
  </office:meta>
</office:document-meta>
</file>